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0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3.3945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55in" fo:break-before="auto" style:use-optimal-row-height="true"/>
    </style:style>
    <style:style style:name="ro4" style:family="table-row">
      <style:table-row-properties style:row-height="0.2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4" style:family="table-cell" style:parent-style-name="Default">
      <style:text-properties style:font-name="Arial" fo:font-size="14pt" style:font-size-asian="14pt" style:font-size-complex="14pt"/>
    </style:style>
    <style:style style:name="ce5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aeaea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aeaea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size-complex="13pt" fo:font-style="italic" style:font-style-asian="italic" style:font-style-complex="italic"/>
    </style:style>
    <style:style style:name="T4" style:family="text">
      <style:text-properties fo:font-size="13pt" style:font-size-asian="13pt" style:font-size-complex="13pt" fo:font-style="normal" style:font-style-asian="normal" style:font-style-complex="normal"/>
    </style:style>
    <style:style style:name="T5" style:family="text">
      <style:text-properties fo:font-size="13pt" fo:font-style="normal" style:font-size-asian="13pt" style:font-size-complex="13pt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<text:span text:style-name="T1">Status</text:span> of implementation CheckStyle checks</text:p>
          </table:table-cell>
          <table:table-cell table:style-name="ce5"/>
          <table:table-cell table:style-name="ce6" table:number-columns-repeated="2"/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table:number-columns-repeated="2"/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office:value-type="string" calcext:value-type="string">
            <text:p>Percentage implemented</text:p>
          </table:table-cell>
          <table:table-cell table:style-name="ce12" table:formula="of:=ROUND(SUM([.A8:.A141])*100/133;3)" office:value-type="float" office:value="32.331" calcext:value-type="float">
            <text:p/>
          </table:table-cell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office:value-type="string" calcext:value-type="string">
            <text:p>Percentage tested</text:p>
          </table:table-cell>
          <table:table-cell table:style-name="ce12" table:formula="of:=SUM([.B8:.B141])*100/SUM([.A8:.A141])" office:value-type="float" office:value="97.6744186046512" calcext:value-type="float">
            <text:p/>
          </table:table-cell>
          <table:table-cell table:style-name="ce5" table:number-columns-repeated="1020"/>
        </table:table-row>
        <table:table-row table:style-name="ro2">
          <table:table-cell table:style-name="ce2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I = implemented, T = teste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AbstractClassName" xlink:type="simple">AbstractClassName</text:a></text:p>
          </table:table-cell>
          <table:table-cell table:style-name="ce8" office:value-type="string" calcext:value-type="string">
            <text:p>Ensures that the names of abstract classes conforming to some regular express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AnnotationUseStyle" xlink:type="simple">AnnotationUseStyle</text:a></text:p>
          </table:table-cell>
          <table:table-cell table:style-name="ce9" office:value-type="string" calcext:value-type="string">
            <text:p>This check controls the style with the usage of annota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sizes.html#AnonInnerLength" xlink:type="simple">AnonInnerLength</text:a></text:p>
          </table:table-cell>
          <table:table-cell table:style-name="ce8" office:value-type="string" calcext:value-type="string">
            <text:p>Checks for long anonymous inner class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ArrayTrailingComma" xlink:type="simple">ArrayTrailingComma</text:a></text:p>
          </table:table-cell>
          <table:table-cell table:style-name="ce9" office:value-type="string" calcext:value-type="string">
            <text:p>Checks if array initialization contains optional trailing comma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ArrayTypeStyle" xlink:type="simple">ArrayTypeStyle</text:a></text:p>
          </table:table-cell>
          <table:table-cell table:style-name="ce8" office:value-type="string" calcext:value-type="string">
            <text:p>Checks the style of array type definition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AvoidInlineConditionals" xlink:type="simple">AvoidInlineConditionals</text:a></text:p>
          </table:table-cell>
          <table:table-cell table:style-name="ce9" office:value-type="string" calcext:value-type="string">
            <text:p>Detects inline conditional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blocks.html#AvoidNestedBlocks" xlink:type="simple">AvoidNestedBlocks</text:a></text:p>
          </table:table-cell>
          <table:table-cell table:style-name="ce8" office:value-type="string" calcext:value-type="string">
            <text:p>Finds nested block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imports.html#AvoidStarImport" xlink:type="simple">AvoidStarImport</text:a></text:p>
          </table:table-cell>
          <table:table-cell table:style-name="ce9" office:value-type="string" calcext:value-type="string">
            <text:p>Check that finds import statements that use the * nota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AvoidStaticImport" xlink:type="simple">AvoidStaticImport</text:a></text:p>
          </table:table-cell>
          <table:table-cell table:style-name="ce8" office:value-type="string" calcext:value-type="string">
            <text:p>Check that finds static import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metrics.html#BooleanExpressionComplexity" xlink:type="simple">BooleanExpressionComplexity</text:a></text:p>
          </table:table-cell>
          <table:table-cell table:style-name="ce9" office:value-type="string" calcext:value-type="string">
            <text:p>Restricts nested boolean operators (&amp;&amp;, ||, &amp;, | and ^) to a specified depth (default = 3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metrics.html#ClassDataAbstractionCoupling" xlink:type="simple">ClassDataAbstractionCoupling</text:a></text:p>
          </table:table-cell>
          <table:table-cell table:style-name="ce8" office:value-type="string" calcext:value-type="string">
            <text:p>This metric measures the number of instantiations of other classes within the given clas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metrics.html#ClassFanOutComplexity" xlink:type="simple">ClassFanOutComplexity</text:a></text:p>
          </table:table-cell>
          <table:table-cell table:style-name="ce9" office:value-type="string" calcext:value-type="string">
            <text:p>The number of other classes a given class relies on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checkstyle.sourceforge.net/config_naming.html#ClassTypeParameterName" xlink:type="simple">ClassTypeParameterName</text:a></text:p>
          </table:table-cell>
          <table:table-cell table:style-name="ce8" office:value-type="string" calcext:value-type="string">
            <text:p>Checks that class type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://checkstyle.sourceforge.net/config_naming.html#ConstantName" xlink:type="simple">ConstantName</text:a></text:p>
          </table:table-cell>
          <table:table-cell table:style-name="ce9" office:value-type="string" calcext:value-type="string">
            <text:p>Checks that constant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CovariantEquals" xlink:type="simple">CovariantEquals</text:a></text:p>
          </table:table-cell>
          <table:table-cell table:style-name="ce8" office:value-type="string" calcext:value-type="string">
            <text:p>Checks that if a class defines a covariant method equals, then it defines method equals(java.lang.Object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metrics.html#CyclomaticComplexity" xlink:type="simple">CyclomaticComplexity</text:a></text:p>
          </table:table-cell>
          <table:table-cell table:style-name="ce9" office:value-type="string" calcext:value-type="string">
            <text:p>Checks cyclomatic complexity against a specified limi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DeclarationOrder" xlink:type="simple">DeclarationOrder</text:a></text:p>
          </table:table-cell>
          <table:table-cell table:style-name="ce8" office:value-type="string" calcext:value-type="string">
            <text:p>Checks that the parts of a class or interface declaration appear in the order suggested by the <text:a xlink:href="http://java.sun.com/docs/codeconv/html/CodeConventions.doc2.html#1852" xlink:type="simple">Code Conventions for the Java Programming Language</text:a>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DefaultComesLast" xlink:type="simple">DefaultComesLast</text:a></text:p>
          </table:table-cell>
          <table:table-cell table:style-name="ce9" office:value-type="string" calcext:value-type="string">
            <text:p><text:span text:style-name="T2">Check that the default is after all the cases in a switch statement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DescendantToken" xlink:type="simple">DescendantToken</text:a></text:p>
          </table:table-cell>
          <table:table-cell table:style-name="ce8" office:value-type="string" calcext:value-type="string">
            <text:p>Checks for restricted tokens beneath other toke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DesignForExtension" xlink:type="simple">DesignForExtension</text:a></text:p>
          </table:table-cell>
          <table:table-cell table:style-name="ce9" office:value-type="string" calcext:value-type="string">
            <text:p>Checks that classes are designed for inheritanc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blocks.html#EmptyBlock" xlink:type="simple">EmptyBlock</text:a></text:p>
          </table:table-cell>
          <table:table-cell table:style-name="ce8" office:value-type="string" calcext:value-type="string">
            <text:p>Checks for empty block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EmptyForInitializerPad" xlink:type="simple">EmptyForInitializerPad</text:a></text:p>
          </table:table-cell>
          <table:table-cell table:style-name="ce9" office:value-type="string" calcext:value-type="string">
            <text:p>Checks the padding of an empty for initializer; that is whether a space is required at an empty for initializer, or such spaces are forbid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EmptyForIteratorPad" xlink:type="simple">EmptyForIteratorPad</text:a></text:p>
          </table:table-cell>
          <table:table-cell table:style-name="ce8" office:value-type="string" calcext:value-type="string">
            <text:p>Checks the padding of an empty for iterator; that is whether a space is required at an empty for iterator, or such spaces are forbid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EmptyStatement" xlink:type="simple">EmptyStatement</text:a></text:p>
          </table:table-cell>
          <table:table-cell table:style-name="ce9" office:value-type="string" calcext:value-type="string">
            <text:p>Detects empty statements (standalone ';'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EqualsAvoidNull" xlink:type="simple">EqualsAvoidNull</text:a></text:p>
          </table:table-cell>
          <table:table-cell table:style-name="ce8" office:value-type="string" calcext:value-type="string">
            <text:p>Checks that any combination of String literals with optional assignment is on the left side of an equals() comparis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EqualsHashCode" xlink:type="simple">EqualsHashCode</text:a></text:p>
          </table:table-cell>
          <table:table-cell table:style-name="ce9" office:value-type="string" calcext:value-type="string">
            <text:p>Checks that classes that override equals() also override hashCode(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sizes.html#ExecutableStatementCount" xlink:type="simple">ExecutableStatementCount</text:a></text:p>
          </table:table-cell>
          <table:table-cell table:style-name="ce8" office:value-type="string" calcext:value-type="string">
            <text:p>Restricts the number of executable statements to a specified limit (default = 30)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<text:a xlink:href="http://checkstyle.sourceforge.net/config_coding.html#ExplicitInitialization" xlink:type="simple">ExplicitInitialization</text:a></text:p>
          </table:table-cell>
          <table:table-cell table:style-name="ce9" office:value-type="string" calcext:value-type="string">
            <text:p><text:span text:style-name="T2">Checks if any class or object member explicitly initialized to default for its type value (null for object references, zero for numeric types and char and false for boolean.</text:span>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FallThrough" xlink:type="simple">FallThrough</text:a></text:p>
          </table:table-cell>
          <table:table-cell table:style-name="ce8" office:value-type="string" calcext:value-type="string">
            <text:p>Checks for fall through in switch statements Finds locations where a case contains Java code - but lacks a break, return, throw or continue statement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sizes.html#FileLength" xlink:type="simple">FileLength</text:a></text:p>
          </table:table-cell>
          <table:table-cell table:style-name="ce9" office:value-type="string" calcext:value-type="string">
            <text:p>Checks for long source files.</text:p>
          </table:table-cell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8" office:value-type="string" calcext:value-type="string">
            <text:p><text:a xlink:href="http://checkstyle.sourceforge.net/config_whitespace.html#FileTabCharacter" xlink:type="simple">FileTabCharacter</text:a></text:p>
          </table:table-cell>
          <table:table-cell table:style-name="ce8" office:value-type="string" calcext:value-type="string">
            <text:p>Checks to see if a file contains a tab character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design.html#FinalClass" xlink:type="simple">FinalClass</text:a></text:p>
          </table:table-cell>
          <table:table-cell table:style-name="ce9" office:value-type="string" calcext:value-type="string">
            <text:p>Checks that class which has only private ctors is declared as fina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FinalLocalVariable" xlink:type="simple">FinalLocalVariable</text:a></text:p>
          </table:table-cell>
          <table:table-cell table:style-name="ce8" office:value-type="string" calcext:value-type="string">
            <text:p>Ensures that local variables that never get their values changed, must be declared fina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FinalParameters" xlink:type="simple">FinalParameters</text:a></text:p>
          </table:table-cell>
          <table:table-cell table:style-name="ce9" office:value-type="string" calcext:value-type="string">
            <text:p>Check that method/constructor/catch/foreach parameters are final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8" office:value-type="string" calcext:value-type="string">
            <text:p><text:a xlink:href="http://checkstyle.sourceforge.net/config_whitespace.html#GenericWhitespace" xlink:type="simple">GenericWhitespace</text:a></text:p>
          </table:table-cell>
          <table:table-cell table:style-name="ce13" office:value-type="string" calcext:value-type="string">
            <text:p><text:span text:style-name="T2">Checks that the whitespace around the Generic tokens &lt; and &gt; are correct to the </text:span><text:span text:style-name="T3">typical</text:span><text:span text:style-name="T4"> convention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header.html#Header" xlink:type="simple">Header</text:a></text:p>
          </table:table-cell>
          <table:table-cell table:style-name="ce9" office:value-type="string" calcext:value-type="string">
            <text:p>Checks the header of the source against a fixed header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HiddenField" xlink:type="simple">HiddenField</text:a></text:p>
          </table:table-cell>
          <table:table-cell table:style-name="ce8" office:value-type="string" calcext:value-type="string">
            <text:p>Checks that a local variable or a parameter does not shadow a field that is defined in the same clas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HideUtilityClassConstructor" xlink:type="simple">HideUtilityClassConstructor</text:a></text:p>
          </table:table-cell>
          <table:table-cell table:style-name="ce9" office:value-type="string" calcext:value-type="string">
            <text:p>Make sure that utility classes (classes that contain only static methods) do not have a public construc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Catch" xlink:type="simple">IllegalCatch</text:a></text:p>
          </table:table-cell>
          <table:table-cell table:style-name="ce8" office:value-type="string" calcext:value-type="string">
            <text:p>Catching java.lang.Exception, java.lang.Error or java.lang.RuntimeException is almost never acceptab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imports.html#IllegalImport" xlink:type="simple">IllegalImport</text:a></text:p>
          </table:table-cell>
          <table:table-cell table:style-name="ce9" office:value-type="string" calcext:value-type="string">
            <text:p>Checks for imports from a set of illegal packag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Instantiation" xlink:type="simple">IllegalInstantiation</text:a></text:p>
          </table:table-cell>
          <table:table-cell table:style-name="ce8" office:value-type="string" calcext:value-type="string">
            <text:p>Checks for illegal instantiations where a factory method is preferred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IllegalThrows" xlink:type="simple">IllegalThrows</text:a></text:p>
          </table:table-cell>
          <table:table-cell table:style-name="ce9" office:value-type="string" calcext:value-type="string">
            <text:p>Throwing java.lang.Error or java.lang.RuntimeException is almost never acceptab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Token" xlink:type="simple">IllegalToken</text:a></text:p>
          </table:table-cell>
          <table:table-cell table:style-name="ce8" office:value-type="string" calcext:value-type="string">
            <text:p>Checks for illegal toke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IllegalTokenText" xlink:type="simple">IllegalTokenText</text:a></text:p>
          </table:table-cell>
          <table:table-cell table:style-name="ce9" office:value-type="string" calcext:value-type="string">
            <text:p>Checks for illegal token tex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Type" xlink:type="simple">IllegalType</text:a></text:p>
          </table:table-cell>
          <table:table-cell table:style-name="ce8" office:value-type="string" calcext:value-type="string">
            <text:p>Checks that particular class are never used as types in variable declarations, return values or paramete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imports.html#ImportControl" xlink:type="simple">ImportControl</text:a></text:p>
          </table:table-cell>
          <table:table-cell table:style-name="ce9" office:value-type="string" calcext:value-type="string">
            <text:p>Check that controls what packages can be imported in each packag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ImportOrder" xlink:type="simple">ImportOrder</text:a></text:p>
          </table:table-cell>
          <table:table-cell table:style-name="ce8" office:value-type="string" calcext:value-type="string">
            <text:p>Ensures that groups of imports come in a specific orde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Indentation" xlink:type="simple">Indentation</text:a></text:p>
          </table:table-cell>
          <table:table-cell table:style-name="ce9" office:value-type="string" calcext:value-type="string">
            <text:p>Checks correct indentation of Java Code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<text:a xlink:href="http://checkstyle.sourceforge.net/config_coding.html#InnerAssignment" xlink:type="simple">InnerAssignment</text:a></text:p>
          </table:table-cell>
          <table:table-cell table:style-name="ce8" office:value-type="string" calcext:value-type="string">
            <text:p><text:span text:style-name="T5">Checks for assignments in subexpressions, such as in String s = Integer.toString(i = 2);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InnerTypeLast" xlink:type="simple">InnerTypeLast</text:a></text:p>
          </table:table-cell>
          <table:table-cell table:style-name="ce9" office:value-type="string" calcext:value-type="string">
            <text:p>Check nested (internal) classes/interfaces are declared at the bottom of the class after all method and field declara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design.html#InterfaceIsType" xlink:type="simple">InterfaceIsType</text:a></text:p>
          </table:table-cell>
          <table:table-cell table:style-name="ce8" office:value-type="string" calcext:value-type="string">
            <text:p>Implements Bloch, Effective Java, Item 17 - Use Interfaces only to define typ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JUnitTestCase" xlink:type="simple">JUnitTestCase</text:a></text:p>
          </table:table-cell>
          <table:table-cell table:style-name="ce9" office:value-type="string" calcext:value-type="string">
            <text:p>Ensures that the setUp(), tearDown()methods are named correctly, have no arguments, return void and are either public or protected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etrics.html#JavaNCSS" xlink:type="simple">JavaNCSS</text:a></text:p>
          </table:table-cell>
          <table:table-cell table:style-name="ce8" office:value-type="string" calcext:value-type="string">
            <text:p>This check calculates the Non Commenting Source Statements (NCSS) metric for java source files and method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Method" xlink:type="simple">JavadocMethod</text:a></text:p>
          </table:table-cell>
          <table:table-cell table:style-name="ce9" office:value-type="string" calcext:value-type="string">
            <text:p>Checks the Javadoc of a method or construc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Package" xlink:type="simple">JavadocPackage</text:a></text:p>
          </table:table-cell>
          <table:table-cell table:style-name="ce8" office:value-type="string" calcext:value-type="string">
            <text:p>Checks that all packages have a package documenta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Style" xlink:type="simple">JavadocStyle</text:a></text:p>
          </table:table-cell>
          <table:table-cell table:style-name="ce9" office:value-type="string" calcext:value-type="string">
            <text:p>Custom Checkstyle Check to validate Javadoc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Type" xlink:type="simple">JavadocType</text:a></text:p>
          </table:table-cell>
          <table:table-cell table:style-name="ce8" office:value-type="string" calcext:value-type="string">
            <text:p>Checks the Javadoc of a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Variable" xlink:type="simple">JavadocVariable</text:a></text:p>
          </table:table-cell>
          <table:table-cell table:style-name="ce9" office:value-type="string" calcext:value-type="string">
            <text:p>Checks that a variable has Javadoc comme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blocks.html#LeftCurly" xlink:type="simple">LeftCurly</text:a></text:p>
          </table:table-cell>
          <table:table-cell table:style-name="ce8" office:value-type="string" calcext:value-type="string">
            <text:p>Checks the placement of left curly braces on types, methods and other blocks: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sizes.html#LineLength" xlink:type="simple">LineLength</text:a></text:p>
          </table:table-cell>
          <table:table-cell table:style-name="ce9" office:value-type="string" calcext:value-type="string">
            <text:p>Checks for long line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checkstyle.sourceforge.net/config_naming.html#LocalFinalVariableName" xlink:type="simple">LocalFinalVariableName</text:a></text:p>
          </table:table-cell>
          <table:table-cell table:style-name="ce8" office:value-type="string" calcext:value-type="string">
            <text:p>Checks that local 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://checkstyle.sourceforge.net/config_naming.html#LocalVariableName" xlink:type="simple">LocalVariableName</text:a></text:p>
          </table:table-cell>
          <table:table-cell table:style-name="ce9" office:value-type="string" calcext:value-type="string">
            <text:p>Checks that local, non-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MagicNumber" xlink:type="simple">MagicNumber</text:a></text:p>
          </table:table-cell>
          <table:table-cell table:style-name="ce8" office:value-type="string" calcext:value-type="string">
            <text:p>Checks for magic number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naming.html#MemberName" xlink:type="simple">MemberName</text:a></text:p>
          </table:table-cell>
          <table:table-cell table:style-name="ce9" office:value-type="string" calcext:value-type="string">
            <text:p>Checks that instance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sizes.html#MethodCount" xlink:type="simple">MethodCount</text:a></text:p>
          </table:table-cell>
          <table:table-cell table:style-name="ce8" office:value-type="string" calcext:value-type="string">
            <text:p>Checks the number of methods declared in each typ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sizes.html#MethodLength" xlink:type="simple">MethodLength</text:a></text:p>
          </table:table-cell>
          <table:table-cell table:style-name="ce9" office:value-type="string" calcext:value-type="string">
            <text:p>Checks for long method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MethodName" xlink:type="simple">MethodName</text:a></text:p>
          </table:table-cell>
          <table:table-cell table:style-name="ce8" office:value-type="string" calcext:value-type="string">
            <text:p>Checks that method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MethodParamPad" xlink:type="simple">MethodParamPad</text:a></text:p>
          </table:table-cell>
          <table:table-cell table:style-name="ce9" office:value-type="string" calcext:value-type="string">
            <text:p>Checks the padding between the identifier of a method definition, constructor definition, method call, or constructor invocation; and the left parenthesis of the parameter list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MethodTypeParameterName" xlink:type="simple">MethodTypeParameterName</text:a></text:p>
          </table:table-cell>
          <table:table-cell table:style-name="ce8" office:value-type="string" calcext:value-type="string">
            <text:p>Checks that class type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MissingCtor" xlink:type="simple">MissingCtor</text:a></text:p>
          </table:table-cell>
          <table:table-cell table:style-name="ce9" office:value-type="string" calcext:value-type="string">
            <text:p>Checks that classes (except abstract one) define a ctor and don't rely on the default o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MissingDeprecated" xlink:type="simple">MissingDeprecated</text:a></text:p>
          </table:table-cell>
          <table:table-cell table:style-name="ce8" office:value-type="string" calcext:value-type="string">
            <text:p>This class is used to verify that both th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MissingOverride" xlink:type="simple">MissingOverride</text:a></text:p>
          </table:table-cell>
          <table:table-cell table:style-name="ce9" office:value-type="string" calcext:value-type="string">
            <text:p>This class is used to verify that the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MissingSwitchDefault" xlink:type="simple">MissingSwitchDefault</text:a></text:p>
          </table:table-cell>
          <table:table-cell table:style-name="ce8" office:value-type="string" calcext:value-type="string">
            <text:p>Checks that switch statement has "default" claus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ModifiedControlVariable" xlink:type="simple">ModifiedControlVariable</text:a></text:p>
          </table:table-cell>
          <table:table-cell table:style-name="ce9" office:value-type="string" calcext:value-type="string">
            <text:p>Check for ensuring that for loop control variables are not modified inside the for block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odifier.html#ModifierOrder" xlink:type="simple">ModifierOrder</text:a></text:p>
          </table:table-cell>
          <table:table-cell table:style-name="ce8" office:value-type="string" calcext:value-type="string">
            <text:p>Checks that the order of modifiers conforms to the suggestions in the <text:a xlink:href="http://java.sun.com/docs/books/jls/second_edition/html/classes.doc.html" xlink:type="simple">Java Language specification, sections 8.1.1, 8.3.1 and 8.4.3</text:a>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MultipleStringLiterals" xlink:type="simple">MultipleStringLiterals</text:a></text:p>
          </table:table-cell>
          <table:table-cell table:style-name="ce9" office:value-type="string" calcext:value-type="string">
            <text:p>Checks for multiple occurrences of the same string literal within a single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MultipleVariableDeclarations" xlink:type="simple">MultipleVariableDeclarations</text:a></text:p>
          </table:table-cell>
          <table:table-cell table:style-name="ce8" office:value-type="string" calcext:value-type="string">
            <text:p>Checks that each variable declaration is in its own statement and on its own lin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design.html#MutableException" xlink:type="simple">MutableException</text:a></text:p>
          </table:table-cell>
          <table:table-cell table:style-name="ce9" office:value-type="string" calcext:value-type="string">
            <text:p>Ensures that exceptions (defined as any class name conforming to some regular expression) are immutabl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metrics.html#NPathComplexity" xlink:type="simple">NPathComplexity</text:a></text:p>
          </table:table-cell>
          <table:table-cell table:style-name="ce8" office:value-type="string" calcext:value-type="string">
            <text:p>Checks the npath complexity against a specified limit (default = 200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blocks.html#NeedBraces" xlink:type="simple">NeedBraces</text:a></text:p>
          </table:table-cell>
          <table:table-cell table:style-name="ce9" office:value-type="string" calcext:value-type="string">
            <text:p>Checks for braces around code block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NestedForDepth" xlink:type="simple">NestedForDepth</text:a></text:p>
          </table:table-cell>
          <table:table-cell table:style-name="ce8" office:value-type="string" calcext:value-type="string">
            <text:p><text:span text:style-name="T5">Restricts nested for blocks to a specified depth (default = 1).</text:span>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NestedIfDepth" xlink:type="simple">NestedIfDepth</text:a></text:p>
          </table:table-cell>
          <table:table-cell table:style-name="ce9" office:value-type="string" calcext:value-type="string">
            <text:p>Restricts nested if-else blocks to a specified depth (default = 1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NestedTryDepth" xlink:type="simple">NestedTryDepth</text:a></text:p>
          </table:table-cell>
          <table:table-cell table:style-name="ce8" office:value-type="string" calcext:value-type="string">
            <text:p>Restricts nested try-catch-finally blocks to a specified depth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NewlineAtEndOfFile" xlink:type="simple">NewlineAtEndOfFile</text:a></text:p>
          </table:table-cell>
          <table:table-cell table:style-name="ce9" office:value-type="string" calcext:value-type="string">
            <text:p>Checks that there is a newline at the end of each fil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NoClone" xlink:type="simple">NoClone</text:a></text:p>
          </table:table-cell>
          <table:table-cell table:style-name="ce8" office:value-type="string" calcext:value-type="string">
            <text:p>Checks that the clone method is not overridden from the Object clas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NoFinalizer" xlink:type="simple">NoFinalizer</text:a></text:p>
          </table:table-cell>
          <table:table-cell table:style-name="ce14" office:value-type="string" calcext:value-type="string">
            <text:p><text:span text:style-name="T5">Checks that no method having zero parameters is defined using the name </text:span><text:span text:style-name="T3">finalize</text:span><text:span text:style-name="T4">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NoWhitespaceAfter" xlink:type="simple">NoWhitespaceAfter</text:a></text:p>
          </table:table-cell>
          <table:table-cell table:style-name="ce8" office:value-type="string" calcext:value-type="string">
            <text:p>Checks that there is no whitespace after a tok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NoWhitespaceBefore" xlink:type="simple">NoWhitespaceBefore</text:a></text:p>
          </table:table-cell>
          <table:table-cell table:style-name="ce9" office:value-type="string" calcext:value-type="string">
            <text:p>Checks that there is no whitespace before a tok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OneStatementPerLine" xlink:type="simple">OneStatementPerLine</text:a></text:p>
          </table:table-cell>
          <table:table-cell table:style-name="ce8" office:value-type="string" calcext:value-type="string">
            <text:p>Checks there is only one statement per li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OperatorWrap" xlink:type="simple">OperatorWrap</text:a></text:p>
          </table:table-cell>
          <table:table-cell table:style-name="ce9" office:value-type="string" calcext:value-type="string">
            <text:p>Checks line wrapping for operato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OuterTypeFilename" xlink:type="simple">OuterTypeFilename</text:a></text:p>
          </table:table-cell>
          <table:table-cell table:style-name="ce8" office:value-type="string" calcext:value-type="string">
            <text:p>Checks that the outer type name and the file name match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sizes.html#OuterTypeNumber" xlink:type="simple">OuterTypeNumber</text:a></text:p>
          </table:table-cell>
          <table:table-cell table:style-name="ce9" office:value-type="string" calcext:value-type="string">
            <text:p>Checks for the number of defined types at the "outer" leve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PackageAnnotation" xlink:type="simple">PackageAnnotation</text:a></text:p>
          </table:table-cell>
          <table:table-cell table:style-name="ce8" office:value-type="string" calcext:value-type="string">
            <text:p>This check makes sure that all package annotations are in the package-info.java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PackageDeclaration" xlink:type="simple">PackageDeclaration</text:a></text:p>
          </table:table-cell>
          <table:table-cell table:style-name="ce9" office:value-type="string" calcext:value-type="string">
            <text:p>Ensures there is a package declaration and (optionally) in the correct director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PackageName" xlink:type="simple">PackageName</text:a></text:p>
          </table:table-cell>
          <table:table-cell table:style-name="ce8" office:value-type="string" calcext:value-type="string">
            <text:p>Checks that packag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ParameterAssignment" xlink:type="simple">ParameterAssignment</text:a></text:p>
          </table:table-cell>
          <table:table-cell table:style-name="ce9" office:value-type="string" calcext:value-type="string">
            <text:p>Disallow assignment of parameter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ParameterName" xlink:type="simple">ParameterName</text:a></text:p>
          </table:table-cell>
          <table:table-cell table:style-name="ce8" office:value-type="string" calcext:value-type="string">
            <text:p>Checks that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sizes.html#ParameterNumber" xlink:type="simple">ParameterNumber</text:a></text:p>
          </table:table-cell>
          <table:table-cell table:style-name="ce9" office:value-type="string" calcext:value-type="string">
            <text:p>Checks the number of parameters that a method or constructor ha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ParenPad" xlink:type="simple">ParenPad</text:a></text:p>
          </table:table-cell>
          <table:table-cell table:style-name="ce8" office:value-type="string" calcext:value-type="string">
            <text:p>Checks the padding of parentheses; that is whether a space is required after a left parenthesis and before a right parenthesis, or such spaces are forbidden, with the exception that it does not check for padding of the right parenthesis at an empty for itera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imports.html#RedundantImport" xlink:type="simple">RedundantImport</text:a></text:p>
          </table:table-cell>
          <table:table-cell table:style-name="ce9" office:value-type="string" calcext:value-type="string">
            <text:p>Checks for imports that are redunda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odifier.html#RedundantModifier" xlink:type="simple">RedundantModifier</text:a></text:p>
          </table:table-cell>
          <table:table-cell table:style-name="ce8" office:value-type="string" calcext:value-type="string">
            <text:p>Checks for redundant modifiers in interface and annotation defini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RedundantThrows" xlink:type="simple">RedundantThrows</text:a></text:p>
          </table:table-cell>
          <table:table-cell table:style-name="ce9" office:value-type="string" calcext:value-type="string">
            <text:p>Checks for redundant exceptions declared in throws clause such as duplicates, unchecked exceptions or subclasses of another declared excep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Regexp" xlink:type="simple">Regexp</text:a></text:p>
          </table:table-cell>
          <table:table-cell table:style-name="ce8" office:value-type="string" calcext:value-type="string">
            <text:p>A check that makes sure that a specified pattern exists (or not) in the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header.html#RegexpHeader" xlink:type="simple">RegexpHeader</text:a></text:p>
          </table:table-cell>
          <table:table-cell table:style-name="ce9" office:value-type="string" calcext:value-type="string">
            <text:p>Checks the header of the source against a header file that contains 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regexp.html#RegexpMultiline" xlink:type="simple">RegexpMultiline</text:a></text:p>
          </table:table-cell>
          <table:table-cell table:style-name="ce8" office:value-type="string" calcext:value-type="string">
            <text:p>Implementation of a check that looks that matches across multiple lines in any file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regexp.html#RegexpSingleline" xlink:type="simple">RegexpSingleline</text:a></text:p>
          </table:table-cell>
          <table:table-cell table:style-name="ce9" office:value-type="string" calcext:value-type="string">
            <text:p>Implementation of a check that looks for a single line in any file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regexp.html#RegexpSinglelineJava" xlink:type="simple">RegexpSinglelineJava</text:a></text:p>
          </table:table-cell>
          <table:table-cell table:style-name="ce8" office:value-type="string" calcext:value-type="string">
            <text:p>Implementation of a check that looks for a single line in Java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RequireThis" xlink:type="simple">RequireThis</text:a></text:p>
          </table:table-cell>
          <table:table-cell table:style-name="ce9" office:value-type="string" calcext:value-type="string">
            <text:p>Checks that code doesn't rely on the "this" default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ReturnCount" xlink:type="simple">ReturnCount</text:a></text:p>
          </table:table-cell>
          <table:table-cell table:style-name="ce8" office:value-type="string" calcext:value-type="string">
            <text:p>Restricts return statements to a specified count (default = 2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blocks.html#RightCurly" xlink:type="simple">RightCurly</text:a></text:p>
          </table:table-cell>
          <table:table-cell table:style-name="ce9" office:value-type="string" calcext:value-type="string">
            <text:p>Checks the placement of right curly brace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SimplifyBooleanExpression" xlink:type="simple">SimplifyBooleanExpression</text:a></text:p>
          </table:table-cell>
          <table:table-cell table:style-name="ce8" office:value-type="string" calcext:value-type="string">
            <text:p>Checks for overly complicated boolean expression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SimplifyBooleanReturn" xlink:type="simple">SimplifyBooleanReturn</text:a></text:p>
          </table:table-cell>
          <table:table-cell table:style-name="ce9" office:value-type="string" calcext:value-type="string">
            <text:p>Checks for overly complicated boolean return statement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StaticVariableName" xlink:type="simple">StaticVariableName</text:a></text:p>
          </table:table-cell>
          <table:table-cell table:style-name="ce8" office:value-type="string" calcext:value-type="string">
            <text:p>Checks that static, non-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uplicates.html#StrictDuplicateCode" xlink:type="simple">StrictDuplicateCode</text:a></text:p>
          </table:table-cell>
          <table:table-cell table:style-name="ce9" office:value-type="string" calcext:value-type="string">
            <text:p>Performs a line-by-line comparison of all code lines and reports duplicate code if a sequence of lines differs only in indentation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StringLiteralEquality" xlink:type="simple">StringLiteralEquality</text:a></text:p>
          </table:table-cell>
          <table:table-cell table:style-name="ce8" office:value-type="string" calcext:value-type="string">
            <text:p><text:span text:style-name="T5">Checks that string literals are not used with == or !=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SuperClone" xlink:type="simple">SuperClone</text:a></text:p>
          </table:table-cell>
          <table:table-cell table:style-name="ce9" office:value-type="string" calcext:value-type="string">
            <text:p>Checks that an overriding clone() method invokes super.clone(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SuperFinalize" xlink:type="simple">SuperFinalize</text:a></text:p>
          </table:table-cell>
          <table:table-cell table:style-name="ce8" office:value-type="string" calcext:value-type="string">
            <text:p>Checks that an overriding finalize() method invokes super.finalize(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SuppressWarnings" xlink:type="simple">SuppressWarnings</text:a></text:p>
          </table:table-cell>
          <table:table-cell table:style-name="ce9" office:value-type="string" calcext:value-type="string">
            <text:p>This check allows you to specify what warnings tha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SuppressWarningsHolder" xlink:type="simple">SuppressWarningsHolder</text:a></text:p>
          </table:table-cell>
          <table:table-cell table:style-name="ce8" office:value-type="string" calcext:value-type="string">
            <text:p>This check allows for finding code that should not be reported by Checkstyle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design.html#ThrowsCount" xlink:type="simple">ThrowsCount</text:a></text:p>
          </table:table-cell>
          <table:table-cell table:style-name="ce9" office:value-type="string" calcext:value-type="string">
            <text:p>Restricts throws statements to a specified count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TodoComment" xlink:type="simple">TodoComment</text:a></text:p>
          </table:table-cell>
          <table:table-cell table:style-name="ce8" office:value-type="string" calcext:value-type="string">
            <text:p>A check for TODO commen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TrailingComment" xlink:type="simple">TrailingComment</text:a></text:p>
          </table:table-cell>
          <table:table-cell table:style-name="ce9" office:value-type="string" calcext:value-type="string">
            <text:p>The check to ensure that requires that comments be the only thing on a li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Translation" xlink:type="simple">Translation</text:a></text:p>
          </table:table-cell>
          <table:table-cell table:style-name="ce8" office:value-type="string" calcext:value-type="string">
            <text:p>The TranslationCheck class helps to ensure the correct translation of code by checking property files for consistency regarding their key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naming.html#TypeName" xlink:type="simple">TypeName</text:a></text:p>
          </table:table-cell>
          <table:table-cell table:style-name="ce9" office:value-type="string" calcext:value-type="string">
            <text:p>Checks that typ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TypecastParenPad" xlink:type="simple">TypecastParenPad</text:a></text:p>
          </table:table-cell>
          <table:table-cell table:style-name="ce8" office:value-type="string" calcext:value-type="string">
            <text:p>Checks the padding of parentheses for typecas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UncommentedMain" xlink:type="simple">UncommentedMain</text:a></text:p>
          </table:table-cell>
          <table:table-cell table:style-name="ce9" office:value-type="string" calcext:value-type="string">
            <text:p>Detects uncommented main method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UniqueProperties" xlink:type="simple">UniqueProperties</text:a></text:p>
          </table:table-cell>
          <table:table-cell table:style-name="ce8" office:value-type="string" calcext:value-type="string">
            <text:p>Detects duplicated keys in properties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UnnecessaryParentheses" xlink:type="simple">UnnecessaryParentheses</text:a></text:p>
          </table:table-cell>
          <table:table-cell table:style-name="ce9" office:value-type="string" calcext:value-type="string">
            <text:p>Checks if unnecessary parentheses are used in a statement or express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UnusedImports" xlink:type="simple">UnusedImports</text:a></text:p>
          </table:table-cell>
          <table:table-cell table:style-name="ce8" office:value-type="string" calcext:value-type="string">
            <text:p>Checks for unused import statemen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UpperEll" xlink:type="simple">UpperEll</text:a></text:p>
          </table:table-cell>
          <table:table-cell table:style-name="ce9" office:value-type="string" calcext:value-type="string">
            <text:p>Checks that long constants are defined with an upper ell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design.html#VisibilityModifier" xlink:type="simple">VisibilityModifier</text:a></text:p>
          </table:table-cell>
          <table:table-cell table:style-name="ce8" office:value-type="string" calcext:value-type="string">
            <text:p>Checks visibility of class membe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WhitespaceAfter" xlink:type="simple">WhitespaceAfter</text:a></text:p>
          </table:table-cell>
          <table:table-cell table:style-name="ce9" office:value-type="string" calcext:value-type="string">
            <text:p>Checks that a token is followed by whitespace, with the exception that it does not check for whitespace after the semicolon of an empty for itera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WhitespaceAround" xlink:type="simple">WhitespaceAround</text:a></text:p>
          </table:table-cell>
          <table:table-cell table:style-name="ce8" office:value-type="string" calcext:value-type="string">
            <text:p>Checks that a token is surrounded by whitespac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WriteTag" xlink:type="simple">WriteTag</text:a></text:p>
          </table:table-cell>
          <table:table-cell table:style-name="ce9" office:value-type="string" calcext:value-type="string">
            <text:p>Outputs a JavaDoc tag as information.</text:p>
          </table:table-cell>
          <table:table-cell table:number-columns-repeated="1020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 style:data-style-name="N2" text:time-value="09:50:49.8317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22:04:36.262751000</meta:creation-date>
    <dc:date>2014-08-07T00:15:58.557808000</dc:date>
    <meta:editing-duration>PT22M26S</meta:editing-duration>
    <meta:editing-cycles>4</meta:editing-cycles>
    <meta:generator>LibreOffice/4.2.2.1$MacOSX_X86_64 LibreOffice_project/3be8cda0bddd8e430d8cda1ebfd581265cca5a0f</meta:generator>
    <meta:document-statistic meta:table-count="1" meta:cell-count="361" meta:object-count="0"/>
  </office:meta>
</office:document-meta>
</file>